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padding="0cm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text-align="center" style:justify-single-word="false" fo:padding="0cm" fo:border="non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61160e" style:text-line-through-style="none" style:font-name="Times New Roman" fo:font-size="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dc2300" style:font-name="Times New Roman" fo:font-size="19.5pt" fo:letter-spacing="normal" fo:font-style="normal" fo:font-weight="normal"/>
    </style:style>
    <style:style style:name="T4" style:family="text">
      <style:text-properties fo:font-variant="normal" fo:text-transform="none" fo:color="#dc2300" style:font-name="Times New Roman" fo:font-size="19.5pt" fo:letter-spacing="normal" fo:font-style="normal" fo:font-weight="bold"/>
    </style:style>
    <style:style style:name="T5" style:family="text">
      <style:text-properties fo:font-variant="normal" fo:text-transform="none" fo:color="#dc23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dc2300" style:font-name="Times New Roman" fo:font-size="14.25pt" fo:letter-spacing="normal" fo:font-style="normal" fo:font-weight="normal"/>
    </style:style>
    <style:style style:name="T7" style:family="text">
      <style:text-properties fo:color="#61160e" style:text-line-through-style="none" style:text-underline-style="none" style:text-blinking="false"/>
    </style:style>
    <style:style style:name="T8" style:family="text">
      <style:text-properties style:font-name="Times New Roman" fo:font-size="15pt" fo:font-style="normal" fo:font-weight="bold"/>
    </style:style>
    <style:style style:name="T9" style:family="text">
      <style:text-properties fo:color="#710000"/>
    </style:style>
    <style:style style:name="T10" style:family="text">
      <style:text-properties fo:text-transform="uppercase" fo:font-weight="bold"/>
    </style:style>
    <style:style style:name="fr1" style:family="graphic" style:parent-style-name="Graphics">
      <style:graphic-properties fo:margin-left="0.132cm" fo:margin-right="0.132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uto">
        <text:p text:style-name="P6"><text:span text:style-name="T4">Readings</text:span></text:p>
        <text:p text:style-name="P4"><text:span text:style-name="T10">FIRST READING</text:span><text:line-break/><text:span text:style-name="T9">Acts 3:1-10</text:span></text:p>
        <text:p text:style-name="P4">What I do have I give you; in the name of the Lord Jesus, rise and walk.</text:p>
        <text:p text:style-name="P3"><text:span text:style-name="Strong_20_Emphasis"><text:span text:style-name="T1">A reading from the Acts of the Apostles</text:span></text:span><text:span text:style-name="T1"><text:line-break/><text:line-break/></text:span><text:span text:style-name="T3">P</text:span><text:span text:style-name="T1">eter and John were going up to the temple area<text:line-break/>   for the three o’clock hour of prayer.<text:line-break/>And a man crippled from birth was carried<text:line-break/>   and placed at the gate of the temple called “the Beautiful Gate” every day<text:line-break/>   to beg for alms from the people who entered the temple.<text:line-break/>When he saw Peter and John about to go into the temple,<text:line-break/>   he asked for alms.<text:line-break/>But Peter looked intently at him, as did John,<text:line-break/>   and said, “Look at us.”<text:line-break/>He paid attention to them, expecting to receive something from them.<text:line-break/>Peter said, “I have neither silver nor gold,<text:line-break/>   but what I do have I give you:<text:line-break/>   in the name of Jesus Christ the Nazorean, rise and walk.”<text:line-break/>Then Peter took him by the right hand and raised him up,<text:line-break/>   and immediately his feet and ankles grew strong.<text:line-break/>He leaped up, stood, and walked around,<text:line-break/>   and went into the temple with them,<text:line-break/>   walking and jumping and praising God.<text:line-break/>When all the people saw him walking and praising God,<text:line-break/>   they recognized him as the one<text:line-break/>   who used to sit begging at the Beautiful Gate of the temple,<text:line-break/>   and they were filled with amazement and astonishment<text:line-break/>   at what had happened to him.</text:span></text:p>
        <text:p text:style-name="Horizontal_20_Line"/>
        <text:p text:style-name="P4"><text:span text:style-name="T10">RESPONSORIAL PSALM</text:span><text:line-break/><text:span text:style-name="T9">Ps 105:1-2, 3-4, 6-7, 8-9</text:span></text:p>
        <text:p text:style-name="P4">R. :</text:p>
        <text:p text:style-name="P3"><text:span text:style-name="T5">R. (3b)</text:span><text:span text:style-name="Strong_20_Emphasis"><text:span text:style-name="T1"> Rejoice, O hearts that seek the Lord.</text:span></text:span><text:span text:style-name="T1"><text:line-break/>  </text:span><text:span text:style-name="T5">or:<text:line-break/>R.</text:span><text:span text:style-name="T1"> </text:span><text:span text:style-name="Strong_20_Emphasis"><text:span text:style-name="T1">Alleluia.</text:span></text:span></text:p>
        <text:p text:style-name="P3"><text:span text:style-name="T1">Give thanks to the LORD, invoke his name;<text:line-break/>   make known among the nations his deeds.<text:line-break/>Sing to him, sing his praise,<text:line-break/>   proclaim all his wondrous deeds.<text:line-break/><text:line-break/></text:span><text:soft-page-break/><text:span text:style-name="T5">R.</text:span><text:span text:style-name="T1"> </text:span><text:span text:style-name="Strong_20_Emphasis"><text:span text:style-name="T1">Rejoice, O hearts that seek the Lord.</text:span></text:span><text:span text:style-name="T1"><text:line-break/>  </text:span><text:span text:style-name="T5">or:<text:line-break/>R.</text:span><text:span text:style-name="T1"> </text:span><text:span text:style-name="Strong_20_Emphasis"><text:span text:style-name="T1">Alleluia.</text:span></text:span><text:span text:style-name="T1"><text:line-break/><text:line-break/>Glory in his holy name;<text:line-break/>   rejoice, O hearts that seek the LORD!<text:line-break/>Look to the LORD in his strength;<text:line-break/>   seek to serve him constantly.<text:line-break/><text:line-break/></text:span><text:span text:style-name="T5">R.</text:span><text:span text:style-name="T1"> </text:span><text:span text:style-name="Strong_20_Emphasis"><text:span text:style-name="T1">Rejoice, O hearts that seek the Lord.</text:span></text:span><text:span text:style-name="T1"><text:line-break/></text:span><text:span text:style-name="T5">   or:<text:line-break/>R.</text:span><text:span text:style-name="T1"> </text:span><text:span text:style-name="Strong_20_Emphasis"><text:span text:style-name="T1">Alleluia.</text:span></text:span><text:span text:style-name="T1"><text:line-break/><text:line-break/>You descendants of Abraham, his servants,<text:line-break/>   sons of Jacob, his chosen ones!<text:line-break/>He, the LORD, is our God;<text:line-break/>   throughout the earth his judgments prevail.<text:line-break/><text:line-break/></text:span><text:span text:style-name="T5">R.</text:span><text:span text:style-name="T1"> </text:span><text:span text:style-name="Strong_20_Emphasis"><text:span text:style-name="T1">Rejoice, O hearts that seek the Lord.</text:span></text:span><text:span text:style-name="T1"><text:line-break/>  </text:span><text:span text:style-name="T5">or:<text:line-break/>R.</text:span><text:span text:style-name="T1"> </text:span><text:span text:style-name="Strong_20_Emphasis"><text:span text:style-name="T1">Alleluia.</text:span></text:span><text:span text:style-name="T1"><text:line-break/><text:line-break/>He remembers forever his covenant<text:line-break/>   which he made binding for a thousand generations—<text:line-break/>Which he entered into with Abraham<text:line-break/>   and by his oath to Isaac.<text:line-break/><text:line-break/></text:span><text:span text:style-name="T5">R.</text:span><text:span text:style-name="T1"> </text:span><text:span text:style-name="Strong_20_Emphasis"><text:span text:style-name="T1">Rejoice, O hearts that seek the Lord.</text:span></text:span><text:span text:style-name="T1"><text:line-break/>  </text:span><text:span text:style-name="T5">or:<text:line-break/>R.</text:span><text:span text:style-name="T1"> </text:span><text:span text:style-name="Strong_20_Emphasis"><text:span text:style-name="T1">Alleluia.</text:span></text:span></text:p>
        <text:p text:style-name="Horizontal_20_Line"/>
        <text:p text:style-name="P4"><text:span text:style-name="T10">GOSPEL ACCLAMATION</text:span><text:line-break/><text:span text:style-name="T9">Ps 118:24</text:span></text:p>
        <text:p text:style-name="P3"><text:span text:style-name="Strong_20_Emphasis"><text:span text:style-name="T5">SEQUENCE (optional)</text:span></text:span><text:span text:style-name="T1"><text:line-break/><text:line-break/></text:span><text:span text:style-name="Strong_20_Emphasis"><text:span text:style-name="T1">Victimae paschali laudes</text:span></text:span><text:span text:style-name="T1"><text:line-break/><text:line-break/></text:span><text:span text:style-name="T6">C</text:span><text:span text:style-name="T1">hristians, to the Paschal victim<text:line-break/>   Offer your thankful praises!<text:line-break/>A Lamb the sheep redeems:<text:line-break/>   Christ, who only is sinless,<text:line-break/>   Reconciles sinners to the Father.<text:line-break/>Death and life have contended in that combat stupendous:<text:line-break/>   The Prince of life, who died, reigns immortal.<text:line-break/></text:span><text:soft-page-break/><text:span text:style-name="T1">Speak, Mary, declaring<text:line-break/>   What you saw, wayfaring:<text:line-break/>“The tomb of Christ, who is living,<text:line-break/>   The glory of Jesus’ resurrection;<text:line-break/>Bright angels attesting,<text:line-break/>   The shroud and napkin resting.<text:line-break/>Yes, Christ my hope is arisen;<text:line-break/>   To Galilee he will go before you.”<text:line-break/>Christ indeed from death is risen, our new life obtaining;<text:line-break/>   Have mercy, victor King, ever reigning!<text:line-break/>   Amen. Alleluia.</text:span></text:p>
        <text:p text:style-name="Horizontal_20_Line"/>
        <text:p text:style-name="P4"><text:span text:style-name="T10">GOSPEL</text:span><text:line-break/><text:span text:style-name="T9">Lk 24:13-35</text:span></text:p>
        <text:p text:style-name="P4">They recognized Jesus in the breaking of bread.</text:p>
        <text:p text:style-name="P5"><draw:frame draw:style-name="fr1" draw:name="grafika6" text:anchor-type="as-char" svg:width="1.588cm" svg:height="1.773cm" draw:z-index="0"><draw:image xlink:href="http://www.ibreviary.com/photos/croce_vangelo.png" xlink:type="simple" xlink:show="embed" xlink:actuate="onLoad"/><svg:title>croce_vangelo.png</svg:title></draw:frame><text:span text:style-name="T8">A reading from the holy Gospel according to Luke</text:span></text:p>
        <text:p text:style-name="P3"><text:span text:style-name="T3">T</text:span><text:span text:style-name="T1">hat very day, the first day of the week,<text:line-break/>   two of Jesus’ disciples were going<text:line-break/>   to a village seven miles from Jerusalem called Emmaus,<text:line-break/>   and they were conversing about all the things that had occurred.<text:line-break/>And it happened that while they were conversing and debating,<text:line-break/>   Jesus himself drew near and walked with them,<text:line-break/>   but their eyes were prevented from recognizing him.<text:line-break/>He asked them,<text:line-break/>   “What are you discussing as you walk along?”<text:line-break/>They stopped, looking downcast.<text:line-break/>One of them, named Cleopas, said to him in reply,<text:line-break/>   “Are you the only visitor to Jerusalem<text:line-break/>   who does not know of the things<text:line-break/>   that have taken place there in these days?”<text:line-break/>And he replied to them, “What sort of things?”<text:line-break/>They said to him,<text:line-break/>   “The things that happened to Jesus the Nazarene,<text:line-break/>   who was a prophet mighty in deed and word<text:line-break/>   before God and all the people,<text:line-break/>   how our chief priests and rulers both handed him over<text:line-break/>   to a sentence of death and crucified him.<text:line-break/>But we were hoping that he would be the one to redeem Israel;<text:line-break/>   and besides all this,<text:line-break/>   it is now the third day since this took place.<text:line-break/></text:span><text:soft-page-break/><text:span text:style-name="T1">Some women from our group, however, have astounded us:<text:line-break/>   they were at the tomb early in the morning<text:line-break/>   and did not find his body;<text:line-break/>   they came back and reported<text:line-break/>   that they had indeed seen a vision of angels<text:line-break/>   who announced that he was alive.<text:line-break/>Then some of those with us went to the tomb<text:line-break/>   and found things just as the women had described,<text:line-break/>   but him they did not see.”<text:line-break/>And he said to them, “Oh, how foolish you are!<text:line-break/>How slow of heart to believe all that the prophets spoke!<text:line-break/>Was it not necessary that the Christ should suffer these things<text:line-break/>   and enter into his glory?”<text:line-break/>Then beginning with Moses and all the prophets,<text:line-break/>   he interpreted to them what referred to him<text:line-break/>   in all the Scriptures.<text:line-break/>As they approached the village to which they were going,<text:line-break/>   he gave the impression that he was going on farther.<text:line-break/>But they urged him, “Stay with us,<text:line-break/>   for it is nearly evening and the day is almost over.”<text:line-break/>So he went in to stay with them.<text:line-break/>And it happened that, while he was with them at table,<text:line-break/>   he took bread, said the blessing,<text:line-break/>   broke it, and gave it to them.<text:line-break/>With that their eyes were opened and they recognized him,<text:line-break/>   but he vanished from their sight.<text:line-break/>Then they said to each other,<text:line-break/>   “Were not our hearts burning within us<text:line-break/>   while he spoke to us on the way and opened the Scriptures to us?”<text:line-break/>So they set out at once and returned to Jerusalem<text:line-break/>   where they found gathered together<text:line-break/>   the Eleven and those with them who were saying,<text:line-break/>   “The Lord has truly been raised and has appeared to Simon!”<text:line-break/>Then the two recounted what had taken place on the way<text:line-break/>   and how he was made known to them in the breaking of the bread.<text:line-break/><text:line-break/></text:span><text:span text:style-name="T5">At the end of the Gospel, the Deacon, or the Priest, acclaims:</text:span><text:span text:style-name="T1"><text:line-break/><text:line-break/></text:span><text:span text:style-name="Strong_20_Emphasis"><text:span text:style-name="T1">The Gospel of the Lord.</text:span></text:span><text:span text:style-name="T1"><text:line-break/><text:line-break/></text:span><text:span text:style-name="T5">All reply:</text:span><text:span text:style-name="T1"><text:line-break/><text:line-break/></text:span><text:span text:style-name="Strong_20_Emphasis"><text:span text:style-name="T1">Praise to you, Lord Jesus Christ.</text:span></text:span><text:span text:style-name="T1"><text:line-break/><text:line-break/></text:span><text:span text:style-name="T5">Then he kisses the book, saying quietly:</text:span><text:span text:style-name="T1"><text:line-break/></text:span><text:soft-page-break/><text:span text:style-name="T1"><text:line-break/>Through the words of the Gospel<text:line-break/>may our sins be wiped away.</text:span></text:p>
        <text:p text:style-name="P3"><text:a xlink:type="simple" xlink:href="http://www.ibreviary.com/m/letture.php?s=letture#menu"><text:span text:style-name="T2">- Menu -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9T15:23:35</meta:creation-date>
    <dc:date>2017-03-19T15:25:22</dc:date>
    <dc:creator>Paweł Bielecki</dc:creator>
    <meta:editing-duration>P0D</meta:editing-duration>
    <meta:editing-cycles>1</meta:editing-cycles>
    <meta:document-statistic meta:table-count="0" meta:image-count="1" meta:object-count="0" meta:page-count="5" meta:paragraph-count="15" meta:word-count="1057" meta:character-count="5954" meta:non-whitespace-character-count="4677"/>
    <meta:generator>LibreOffice/3.5$Linux_x86 LibreOffice_project/350m1$Build-2</meta:generator>
  </office:meta>
</office:document-meta>
</file>